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Mining Colony Zed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number-columns-repeated="1003"/>
        </table:table-row>
        <table:table-row table:style-name="ro1">
          <table:table-cell office:value-type="string">
            <text:p>Name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Position</text:p>
          </table:table-cell>
          <table:table-cell table:style-name="ce3" office:value-type="string">
            <text:p>Whore</text:p>
          </table:table-cell>
          <table:table-cell table:style-name="ce3" office:value-type="string">
            <text:p>Farmer</text:p>
          </table:table-cell>
          <table:table-cell table:style-name="ce3" office:value-type="string">
            <text:p>Chaplain</text:p>
          </table:table-cell>
          <table:table-cell table:style-name="ce3" office:value-type="string">
            <text:p>Bartender</text:p>
          </table:table-cell>
          <table:table-cell table:style-name="ce3" office:value-type="string">
            <text:p>Mechanic</text:p>
          </table:table-cell>
          <table:table-cell table:style-name="ce3" office:value-type="string">
            <text:p>Rancher</text:p>
          </table:table-cell>
          <table:table-cell table:style-name="ce3" office:value-type="string">
            <text:p>Bounty Hunter</text:p>
          </table:table-cell>
          <table:table-cell table:style-name="ce3" office:value-type="string">
            <text:p>Criminal</text:p>
          </table:table-cell>
          <table:table-cell table:style-name="ce3" office:value-type="string">
            <text:p>School Teacher</text:p>
          </table:table-cell>
          <table:table-cell table:style-name="ce3" office:value-type="string">
            <text:p>Merchant</text:p>
          </table:table-cell>
          <table:table-cell office:value-type="string">
            <text:p>Piano Player</text:p>
          </table:table-cell>
          <table:table-cell office:value-type="string">
            <text:p>Beggar</text:p>
          </table:table-cell>
          <table:table-cell office:value-type="string">
            <text:p>Aristocrat</text:p>
          </table:table-cell>
          <table:table-cell office:value-type="string">
            <text:p>Miner</text:p>
          </table:table-cell>
          <table:table-cell office:value-type="string">
            <text:p>Storehand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Primary Trait</text:p>
          </table:table-cell>
          <table:table-cell table:style-name="ce4" office:value-type="string">
            <text:p>Obssessive</text:p>
          </table:table-cell>
          <table:table-cell table:style-name="ce4" office:value-type="string">
            <text:p>Hyper</text:p>
          </table:table-cell>
          <table:table-cell table:style-name="ce4" office:value-type="string">
            <text:p>Weirdo</text:p>
          </table:table-cell>
          <table:table-cell table:style-name="ce4" office:value-type="string">
            <text:p>Charismatic</text:p>
          </table:table-cell>
          <table:table-cell table:style-name="ce4" office:value-type="string">
            <text:p>Angry</text:p>
          </table:table-cell>
          <table:table-cell table:style-name="ce4" office:value-type="string">
            <text:p>Quiet</text:p>
          </table:table-cell>
          <table:table-cell table:style-name="ce4" office:value-type="string">
            <text:p>Athletic</text:p>
          </table:table-cell>
          <table:table-cell table:style-name="ce4" office:value-type="string">
            <text:p>Free-Spirit</text:p>
          </table:table-cell>
          <table:table-cell table:style-name="ce4" office:value-type="string">
            <text:p>Passive</text:p>
          </table:table-cell>
          <table:table-cell table:style-name="ce4" office:value-type="string">
            <text:p>Nerd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 office:value-type="string">
            <text:p>Secondary Trait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office:value-type="string">
            <text:p>Affectionat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>
            <text:p>Sexual</text:p>
          </table:table-cell>
          <table:table-cell table:number-columns-repeated="1023"/>
        </table:table-row>
        <table:table-row table:style-name="ro2">
          <table:table-cell office:value-type="string">
            <text:p>Work Location</text:p>
          </table:table-cell>
          <table:table-cell office:value-type="string">
            <text:p>Brothel</text:p>
          </table:table-cell>
          <table:table-cell office:value-type="string">
            <text:p>Fields</text:p>
          </table:table-cell>
          <table:table-cell office:value-type="string">
            <text:p>Gathering Hall</text:p>
          </table:table-cell>
          <table:table-cell office:value-type="string">
            <text:p>Tavern</text:p>
          </table:table-cell>
          <table:table-cell office:value-type="string">
            <text:p>Workshop</text:p>
          </table:table-cell>
          <table:table-cell office:value-type="string">
            <text:p>Herds</text:p>
          </table:table-cell>
          <table:table-cell office:value-type="string">
            <text:p>Tavern</text:p>
          </table:table-cell>
          <table:table-cell office:value-type="string">
            <text:p>Farmhouse</text:p>
          </table:table-cell>
          <table:table-cell office:value-type="string">
            <text:p>School</text:p>
          </table:table-cell>
          <table:table-cell office:value-type="string">
            <text:p>General Store</text:p>
          </table:table-cell>
          <table:table-cell office:value-type="string">
            <text:p>Tavern</text:p>
          </table:table-cell>
          <table:table-cell office:value-type="string">
            <text:p>General Store</text:p>
          </table:table-cell>
          <table:table-cell office:value-type="string">
            <text:p>Manor</text:p>
          </table:table-cell>
          <table:table-cell office:value-type="string">
            <text:p>Tavern</text:p>
          </table:table-cell>
          <table:table-cell office:value-type="string">
            <text:p>General Store</text:p>
          </table:table-cell>
          <table:table-cell table:number-columns-repeated="1008"/>
        </table:table-row>
        <table:table-row table:style-name="ro2">
          <table:table-cell office:value-type="string">
            <text:p>Primary Location</text:p>
          </table:table-cell>
          <table:table-cell office:value-type="string">
            <text:p>Tavern</text:p>
          </table:table-cell>
          <table:table-cell office:value-type="string">
            <text:p>Farmhouse</text:p>
          </table:table-cell>
          <table:table-cell office:value-type="string">
            <text:p>Gathering Hall</text:p>
          </table:table-cell>
          <table:table-cell table:number-columns-repeated="2" office:value-type="string">
            <text:p>Tavern</text:p>
          </table:table-cell>
          <table:table-cell office:value-type="string">
            <text:p>Farmhouse</text:p>
          </table:table-cell>
          <table:table-cell office:value-type="string">
            <text:p>Tavern</text:p>
          </table:table-cell>
          <table:table-cell office:value-type="string">
            <text:p>Farmhouse</text:p>
          </table:table-cell>
          <table:table-cell office:value-type="string">
            <text:p>Gathering Hall</text:p>
          </table:table-cell>
          <table:table-cell office:value-type="string">
            <text:p>Farmhouse</text:p>
          </table:table-cell>
          <table:table-cell table:number-columns-repeated="5" office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>
            <text:p>Secondary Location</text:p>
          </table:table-cell>
          <table:table-cell office:value-type="string">
            <text:p>Gathering Hall</text:p>
          </table:table-cell>
          <table:table-cell office:value-type="string">
            <text:p>General Store</text:p>
          </table:table-cell>
          <table:table-cell office:value-type="string">
            <text:p>Farmhouse</text:p>
          </table:table-cell>
          <table:table-cell office:value-type="string">
            <text:p>General Store</text:p>
          </table:table-cell>
          <table:table-cell office:value-type="string">
            <text:p>Gathering Hall</text:p>
          </table:table-cell>
          <table:table-cell office:value-type="string">
            <text:p>General Store</text:p>
          </table:table-cell>
          <table:table-cell office:value-type="string">
            <text:p>Gathering Hall</text:p>
          </table:table-cell>
          <table:table-cell office:value-type="string">
            <text:p>Tavern</text:p>
          </table:table-cell>
          <table:table-cell office:value-type="string">
            <text:p>Farmhouse</text:p>
          </table:table-cell>
          <table:table-cell office:value-type="string">
            <text:p>Gathering Hall</text:p>
          </table:table-cell>
          <table:table-cell table:number-columns-repeated="5" office:value-type="string">
            <text:p>n/a</text:p>
          </table:table-cell>
          <table:table-cell table:number-columns-repeated="100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ining School" table:style-name="ta1" table:print="false">
        <table:table-column table:style-name="co1" table:default-cell-style-name="ce2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number-columns-repeated="1003"/>
        </table:table-row>
        <table:table-row table:style-name="ro1">
          <table:table-cell office:value-type="string">
            <text:p>Name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Position</text:p>
          </table:table-cell>
          <table:table-cell table:number-columns-repeated="10" table:style-name="ce3" office:value-type="string">
            <text:p>Cadet</text:p>
          </table:table-cell>
          <table:table-cell office:value-type="string">
            <text:p>Dining Officer</text:p>
          </table:table-cell>
          <table:table-cell office:value-type="string">
            <text:p>Custodian</text:p>
          </table:table-cell>
          <table:table-cell office:value-type="string">
            <text:p>Security Officer</text:p>
          </table:table-cell>
          <table:table-cell office:value-type="string">
            <text:p>Instructor Supervisor</text:p>
          </table:table-cell>
          <table:table-cell office:value-type="string">
            <text:p>Wannabe Cadet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Primary Trait</text:p>
          </table:table-cell>
          <table:table-cell office:value-type="string">
            <text:p>Nerd</text:p>
          </table:table-cell>
          <table:table-cell office:value-type="string">
            <text:p>Free-Spirit</text:p>
          </table:table-cell>
          <table:table-cell office:value-type="string">
            <text:p>Quiet</text:p>
          </table:table-cell>
          <table:table-cell office:value-type="string">
            <text:p>Athletic</text:p>
          </table:table-cell>
          <table:table-cell office:value-type="string">
            <text:p>Hyper</text:p>
          </table:table-cell>
          <table:table-cell office:value-type="string">
            <text:p>Obssessive</text:p>
          </table:table-cell>
          <table:table-cell office:value-type="string">
            <text:p>Angry</text:p>
          </table:table-cell>
          <table:table-cell office:value-type="string">
            <text:p>Passive</text:p>
          </table:table-cell>
          <table:table-cell office:value-type="string">
            <text:p>Charismatic</text:p>
          </table:table-cell>
          <table:table-cell office:value-type="string">
            <text:p>Weirdo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 office:value-type="string">
            <text:p>Secondary Trait</text:p>
          </table:table-cell>
          <table:table-cell table:number-columns-repeated="1023"/>
        </table:table-row>
        <table:table-row table:style-name="ro1">
          <table:table-cell office:value-type="string">
            <text:p>Affectionate</text:p>
          </table:table-cell>
          <table:table-cell table:number-columns-repeated="1023"/>
        </table:table-row>
        <table:table-row table:style-name="ro1">
          <table:table-cell office:value-type="string">
            <text:p>Sexual</text:p>
          </table:table-cell>
          <table:table-cell table:number-columns-repeated="1023"/>
        </table:table-row>
        <table:table-row table:style-name="ro2">
          <table:table-cell office:value-type="string">
            <text:p>Work Location</text:p>
          </table:table-cell>
          <table:table-cell table:number-columns-repeated="10" office:value-type="string">
            <text:p>Courses</text:p>
          </table:table-cell>
          <table:table-cell office:value-type="string">
            <text:p>Dining Hall</text:p>
          </table:table-cell>
          <table:table-cell table:number-columns-repeated="2" office:value-type="string">
            <text:p>Grounds</text:p>
          </table:table-cell>
          <table:table-cell office:value-type="string">
            <text:p>Offices</text:p>
          </table:table-cell>
          <table:table-cell office:value-type="string">
            <text:p>Training Area</text:p>
          </table:table-cell>
          <table:table-cell table:number-columns-repeated="1008"/>
        </table:table-row>
        <table:table-row table:style-name="ro2">
          <table:table-cell office:value-type="string">
            <text:p>Primary Location</text:p>
          </table:table-cell>
          <table:table-cell office:value-type="string">
            <text:p>Information Center</text:p>
          </table:table-cell>
          <table:table-cell office:value-type="string">
            <text:p>VR Center</text:p>
          </table:table-cell>
          <table:table-cell office:value-type="string">
            <text:p>Information Center</text:p>
          </table:table-cell>
          <table:table-cell office:value-type="string">
            <text:p>Training Area</text:p>
          </table:table-cell>
          <table:table-cell office:value-type="string">
            <text:p>Grounds</text:p>
          </table:table-cell>
          <table:table-cell office:value-type="string">
            <text:p>Offices</text:p>
          </table:table-cell>
          <table:table-cell office:value-type="string">
            <text:p>Training Area</text:p>
          </table:table-cell>
          <table:table-cell office:value-type="string">
            <text:p>Grounds</text:p>
          </table:table-cell>
          <table:table-cell office:value-type="string">
            <text:p>Offices</text:p>
          </table:table-cell>
          <table:table-cell office:value-type="string">
            <text:p>VR Center</text:p>
          </table:table-cell>
          <table:table-cell table:number-columns-repeated="5" office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>
            <text:p>Secondary Location</text:p>
          </table:table-cell>
          <table:table-cell office:value-type="string">
            <text:p>Offices</text:p>
          </table:table-cell>
          <table:table-cell office:value-type="string">
            <text:p>Grounds</text:p>
          </table:table-cell>
          <table:table-cell office:value-type="string">
            <text:p>Training Area</text:p>
          </table:table-cell>
          <table:table-cell office:value-type="string">
            <text:p>VR Center</text:p>
          </table:table-cell>
          <table:table-cell office:value-type="string">
            <text:p>Offices</text:p>
          </table:table-cell>
          <table:table-cell office:value-type="string">
            <text:p>Training Area</text:p>
          </table:table-cell>
          <table:table-cell office:value-type="string">
            <text:p>VR Center</text:p>
          </table:table-cell>
          <table:table-cell table:number-columns-repeated="2" office:value-type="string">
            <text:p>Information Center</text:p>
          </table:table-cell>
          <table:table-cell office:value-type="string">
            <text:p>Grounds</text:p>
          </table:table-cell>
          <table:table-cell table:number-columns-repeated="5" office:value-type="string">
            <text:p>n/a</text:p>
          </table:table-cell>
          <table:table-cell table:number-columns-repeated="100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shi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number-columns-repeated="1003"/>
        </table:table-row>
        <table:table-row table:style-name="ro2">
          <table:table-cell office:value-type="string">
            <text:p>Name</text:p>
          </table:table-cell>
          <table:table-cell table:style-name="ce2" office:value-type="string">
            <text:p>Green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/>
          <table:table-cell table:style-name="ce2" office:value-type="string">
            <text:p>Blue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Orange</text:p>
          </table:table-cell>
          <table:table-cell table:style-name="ce2"/>
          <table:table-cell table:style-name="ce2" office:value-type="string">
            <text:p>Grey</text:p>
          </table:table-cell>
          <table:table-cell table:style-name="ce2" office:value-type="string">
            <text:p>(High White)</text:p>
          </table:table-cell>
          <table:table-cell table:style-name="ce2" table:number-columns-repeated="1013"/>
        </table:table-row>
        <table:table-row table:style-name="ro1">
          <table:table-cell office:value-type="string">
            <text:p>Division</text:p>
          </table:table-cell>
          <table:table-cell table:number-columns-repeated="2" table:style-name="ce3" office:value-type="string">
            <text:p>Science</text:p>
          </table:table-cell>
          <table:table-cell table:number-columns-repeated="2" table:style-name="ce3" office:value-type="string">
            <text:p>Security</text:p>
          </table:table-cell>
          <table:table-cell table:number-columns-repeated="2" table:style-name="ce3" office:value-type="string">
            <text:p>Medical</text:p>
          </table:table-cell>
          <table:table-cell table:number-columns-repeated="2" table:style-name="ce3" office:value-type="string">
            <text:p>Engineering</text:p>
          </table:table-cell>
          <table:table-cell table:number-columns-repeated="2" table:style-name="ce3" office:value-type="string">
            <text:p>Command</text:p>
          </table:table-cell>
          <table:table-cell table:style-name="ce2" table:number-columns-repeated="1013"/>
        </table:table-row>
        <table:table-row table:style-name="ro2">
          <table:table-cell office:value-type="string">
            <text:p>Position</text:p>
          </table:table-cell>
          <table:table-cell table:style-name="ce3" office:value-type="string">
            <text:p>Astronomy</text:p>
          </table:table-cell>
          <table:table-cell table:style-name="ce3" office:value-type="string">
            <text:p>Xeno-Geology</text:p>
          </table:table-cell>
          <table:table-cell table:style-name="ce3" office:value-type="string">
            <text:p>Armory</text:p>
          </table:table-cell>
          <table:table-cell table:style-name="ce3" office:value-type="string">
            <text:p>Intelligence</text:p>
          </table:table-cell>
          <table:table-cell table:style-name="ce3" office:value-type="string">
            <text:p>Xeno-Biology</text:p>
          </table:table-cell>
          <table:table-cell table:style-name="ce3" office:value-type="string">
            <text:p>Psychology</text:p>
          </table:table-cell>
          <table:table-cell table:style-name="ce3" office:value-type="string">
            <text:p>Engines</text:p>
          </table:table-cell>
          <table:table-cell table:style-name="ce3" office:value-type="string">
            <text:p>Maintenance</text:p>
          </table:table-cell>
          <table:table-cell table:style-name="ce3" office:value-type="string">
            <text:p>Pilot</text:p>
          </table:table-cell>
          <table:table-cell table:style-name="ce3" office:value-type="string">
            <text:p>Tactical</text:p>
          </table:table-cell>
          <table:table-cell office:value-type="string">
            <text:p>Server</text:p>
          </table:table-cell>
          <table:table-cell office:value-type="string">
            <text:p>Bartender</text:p>
          </table:table-cell>
          <table:table-cell office:value-type="string">
            <text:p>Cook</text:p>
          </table:table-cell>
          <table:table-cell office:value-type="string">
            <text:p>A.I. / Holo</text:p>
          </table:table-cell>
          <table:table-cell office:value-type="string">
            <text:p>Chaplain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Primary Trait</text:p>
          </table:table-cell>
          <table:table-cell table:style-name="ce4" office:value-type="string">
            <text:p>Nerd</text:p>
          </table:table-cell>
          <table:table-cell table:style-name="ce4" office:value-type="string">
            <text:p>Quiet</text:p>
          </table:table-cell>
          <table:table-cell table:style-name="ce4" office:value-type="string">
            <text:p>Athletic</text:p>
          </table:table-cell>
          <table:table-cell table:style-name="ce4" office:value-type="string">
            <text:p>Angry</text:p>
          </table:table-cell>
          <table:table-cell table:style-name="ce4" office:value-type="string">
            <text:p>Weirdo</text:p>
          </table:table-cell>
          <table:table-cell table:style-name="ce4" office:value-type="string">
            <text:p>Hyper</text:p>
          </table:table-cell>
          <table:table-cell table:style-name="ce4" office:value-type="string">
            <text:p>Free-Spirit</text:p>
          </table:table-cell>
          <table:table-cell table:style-name="ce4" office:value-type="string">
            <text:p>Passive</text:p>
          </table:table-cell>
          <table:table-cell table:style-name="ce4" office:value-type="string">
            <text:p>Charismatic</text:p>
          </table:table-cell>
          <table:table-cell table:style-name="ce4" office:value-type="string">
            <text:p>Obssessive</text:p>
          </table:table-cell>
          <table:table-cell table:number-columns-repeated="1013"/>
        </table:table-row>
        <table:table-row table:style-name="ro2">
          <table:table-cell office:value-type="string">
            <text:p>Secondary Trait</text:p>
          </table:table-cell>
          <table:table-cell table:number-columns-repeated="15"/>
          <table:table-cell office:value-type="string">
            <text:p>Caretaker</text:p>
          </table:table-cell>
          <table:table-cell office:value-type="string">
            <text:p>Peacemaker</text:p>
          </table:table-cell>
          <table:table-cell office:value-type="string">
            <text:p>Romantic</text:p>
          </table:table-cell>
          <table:table-cell office:value-type="string">
            <text:p>Observer</text:p>
          </table:table-cell>
          <table:table-cell office:value-type="string">
            <text:p>Questioner</text:p>
          </table:table-cell>
          <table:table-cell office:value-type="string">
            <text:p>Perfectionist</text:p>
          </table:table-cell>
          <table:table-cell office:value-type="string">
            <text:p>Adventurer</text:p>
          </table:table-cell>
          <table:table-cell office:value-type="string">
            <text:p>Asserter</text:p>
          </table:table-cell>
          <table:table-cell office:value-type="string">
            <text:p>Achiever</text:p>
          </table:table-cell>
          <table:table-cell table:number-columns-repeated="999"/>
        </table:table-row>
        <table:table-row table:style-name="ro1">
          <table:table-cell office:value-type="string">
            <text:p>Affectionate</text:p>
          </table:table-cell>
          <table:table-cell table:number-columns-repeated="1023"/>
        </table:table-row>
        <table:table-row table:style-name="ro1">
          <table:table-cell office:value-type="string">
            <text:p>Sexual</text:p>
          </table:table-cell>
          <table:table-cell table:number-columns-repeated="1023"/>
        </table:table-row>
        <table:table-row table:style-name="ro2">
          <table:table-cell office:value-type="string">
            <text:p>Work Location</text:p>
          </table:table-cell>
          <table:table-cell table:number-columns-repeated="2" office:value-type="string">
            <text:p>Labs</text:p>
          </table:table-cell>
          <table:table-cell table:number-columns-repeated="2" office:value-type="string">
            <text:p>Offices</text:p>
          </table:table-cell>
          <table:table-cell table:number-columns-repeated="2" office:value-type="string">
            <text:p>Sickbay</text:p>
          </table:table-cell>
          <table:table-cell table:number-columns-repeated="2" office:value-type="string">
            <text:p>Engineering</text:p>
          </table:table-cell>
          <table:table-cell table:number-columns-repeated="2" office:value-type="string">
            <text:p>Bridge</text:p>
          </table:table-cell>
          <table:table-cell table:number-columns-repeated="3" office:value-type="string">
            <text:p>Dining Hall</text:p>
          </table:table-cell>
          <table:table-cell office:value-type="string">
            <text:p>Anywhere</text:p>
          </table:table-cell>
          <table:table-cell office:value-type="string">
            <text:p>Dining Hall</text:p>
          </table:table-cell>
          <table:table-cell table:number-columns-repeated="1008"/>
        </table:table-row>
        <table:table-row table:style-name="ro2">
          <table:table-cell office:value-type="string">
            <text:p>Primary Location</text:p>
          </table:table-cell>
          <table:table-cell office:value-type="string">
            <text:p>Information Center</text:p>
          </table:table-cell>
          <table:table-cell table:number-columns-repeated="2" office:value-type="string">
            <text:p>Training Area</text:p>
          </table:table-cell>
          <table:table-cell office:value-type="string">
            <text:p>Flight Deck</text:p>
          </table:table-cell>
          <table:table-cell office:value-type="string">
            <text:p>VR Center</text:p>
          </table:table-cell>
          <table:table-cell office:value-type="string">
            <text:p>Dining Hall</text:p>
          </table:table-cell>
          <table:table-cell office:value-type="string">
            <text:p>VR Center</text:p>
          </table:table-cell>
          <table:table-cell office:value-type="string">
            <text:p>Dining Hall</text:p>
          </table:table-cell>
          <table:table-cell office:value-type="string">
            <text:p>Flight Deck</text:p>
          </table:table-cell>
          <table:table-cell office:value-type="string">
            <text:p>Information Center</text:p>
          </table:table-cell>
          <table:table-cell table:number-columns-repeated="3" office:value-type="string">
            <text:p>n/a</text:p>
          </table:table-cell>
          <table:table-cell office:value-type="string">
            <text:p>Anywhere</text:p>
          </table:table-cell>
          <table:table-cell office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>
            <text:p>Secondary Location</text:p>
          </table:table-cell>
          <table:table-cell office:value-type="string">
            <text:p>Flight Deck</text:p>
          </table:table-cell>
          <table:table-cell office:value-type="string">
            <text:p>Information Center</text:p>
          </table:table-cell>
          <table:table-cell office:value-type="string">
            <text:p>Flight Deck</text:p>
          </table:table-cell>
          <table:table-cell office:value-type="string">
            <text:p>VR Center</text:p>
          </table:table-cell>
          <table:table-cell office:value-type="string">
            <text:p>Information Center</text:p>
          </table:table-cell>
          <table:table-cell office:value-type="string">
            <text:p>Training Area</text:p>
          </table:table-cell>
          <table:table-cell office:value-type="string">
            <text:p>Dining Hall</text:p>
          </table:table-cell>
          <table:table-cell office:value-type="string">
            <text:p>Training Area</text:p>
          </table:table-cell>
          <table:table-cell office:value-type="string">
            <text:p>Dining Hall</text:p>
          </table:table-cell>
          <table:table-cell office:value-type="string">
            <text:p>VR Center</text:p>
          </table:table-cell>
          <table:table-cell table:number-columns-repeated="3" office:value-type="string">
            <text:p>n/a</text:p>
          </table:table-cell>
          <table:table-cell office:value-type="string">
            <text:p>Anywhere</text:p>
          </table:table-cell>
          <table:table-cell office:value-type="string">
            <text:p>n/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anded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number-columns-repeated="1003"/>
        </table:table-row>
        <table:table-row table:style-name="ro1">
          <table:table-cell office:value-type="string">
            <text:p>Name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Division</text:p>
          </table:table-cell>
          <table:table-cell table:number-columns-repeated="2" table:style-name="ce3" office:value-type="string">
            <text:p>Science</text:p>
          </table:table-cell>
          <table:table-cell table:number-columns-repeated="2" table:style-name="ce3" office:value-type="string">
            <text:p>Security</text:p>
          </table:table-cell>
          <table:table-cell table:number-columns-repeated="2" table:style-name="ce3" office:value-type="string">
            <text:p>Medical</text:p>
          </table:table-cell>
          <table:table-cell table:number-columns-repeated="2" table:style-name="ce3" office:value-type="string">
            <text:p>Engineering</text:p>
          </table:table-cell>
          <table:table-cell table:number-columns-repeated="2" table:style-name="ce3" office:value-type="string">
            <text:p>Command</text:p>
          </table:table-cell>
          <table:table-cell table:style-name="ce2" table:number-columns-repeated="1013"/>
        </table:table-row>
        <table:table-row table:style-name="ro2">
          <table:table-cell office:value-type="string">
            <text:p>Position</text:p>
          </table:table-cell>
          <table:table-cell table:style-name="ce3" office:value-type="string">
            <text:p>Astronomy</text:p>
          </table:table-cell>
          <table:table-cell table:style-name="ce3" office:value-type="string">
            <text:p>Xeno-Geology</text:p>
          </table:table-cell>
          <table:table-cell table:style-name="ce3" office:value-type="string">
            <text:p>Armory</text:p>
          </table:table-cell>
          <table:table-cell table:style-name="ce3" office:value-type="string">
            <text:p>Intelligence</text:p>
          </table:table-cell>
          <table:table-cell table:style-name="ce3" office:value-type="string">
            <text:p>Xeno-Biology</text:p>
          </table:table-cell>
          <table:table-cell table:style-name="ce3" office:value-type="string">
            <text:p>Psychology</text:p>
          </table:table-cell>
          <table:table-cell table:style-name="ce3" office:value-type="string">
            <text:p>Engines</text:p>
          </table:table-cell>
          <table:table-cell table:style-name="ce3" office:value-type="string">
            <text:p>Maintenance</text:p>
          </table:table-cell>
          <table:table-cell table:style-name="ce3" office:value-type="string">
            <text:p>Pilot</text:p>
          </table:table-cell>
          <table:table-cell table:style-name="ce3" office:value-type="string">
            <text:p>Tactical</text:p>
          </table:table-cell>
          <table:table-cell office:value-type="string">
            <text:p>Server</text:p>
          </table:table-cell>
          <table:table-cell office:value-type="string">
            <text:p>Bartender</text:p>
          </table:table-cell>
          <table:table-cell office:value-type="string">
            <text:p>Cook</text:p>
          </table:table-cell>
          <table:table-cell office:value-type="string">
            <text:p>A.I. / Holo</text:p>
          </table:table-cell>
          <table:table-cell office:value-type="string">
            <text:p>Chaplain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Primary Trait</text:p>
          </table:table-cell>
          <table:table-cell table:style-name="ce4" office:value-type="string">
            <text:p>Nerd</text:p>
          </table:table-cell>
          <table:table-cell table:style-name="ce4" office:value-type="string">
            <text:p>Quiet</text:p>
          </table:table-cell>
          <table:table-cell table:style-name="ce4" office:value-type="string">
            <text:p>Athletic</text:p>
          </table:table-cell>
          <table:table-cell table:style-name="ce4" office:value-type="string">
            <text:p>Angry</text:p>
          </table:table-cell>
          <table:table-cell table:style-name="ce4" office:value-type="string">
            <text:p>Weirdo</text:p>
          </table:table-cell>
          <table:table-cell table:style-name="ce4" office:value-type="string">
            <text:p>Hyper</text:p>
          </table:table-cell>
          <table:table-cell table:style-name="ce4" office:value-type="string">
            <text:p>Free-Spirit</text:p>
          </table:table-cell>
          <table:table-cell table:style-name="ce4" office:value-type="string">
            <text:p>Passive</text:p>
          </table:table-cell>
          <table:table-cell table:style-name="ce4" office:value-type="string">
            <text:p>Charismatic</text:p>
          </table:table-cell>
          <table:table-cell table:style-name="ce4" office:value-type="string">
            <text:p>Obssessive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 office:value-type="string">
            <text:p>Secondary Trait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office:value-type="string">
            <text:p>Affectionate</text:p>
          </table:table-cell>
          <table:table-cell table:number-columns-repeated="1023"/>
        </table:table-row>
        <table:table-row table:style-name="ro1">
          <table:table-cell office:value-type="string">
            <text:p>Sexual</text:p>
          </table:table-cell>
          <table:table-cell table:number-columns-repeated="1023"/>
        </table:table-row>
        <table:table-row table:style-name="ro2">
          <table:table-cell office:value-type="string">
            <text:p>Work Location</text:p>
          </table:table-cell>
          <table:table-cell table:number-columns-repeated="2" office:value-type="string">
            <text:p>Exploration</text:p>
          </table:table-cell>
          <table:table-cell office:value-type="string">
            <text:p>Security</text:p>
          </table:table-cell>
          <table:table-cell office:value-type="string">
            <text:p>Foraging</text:p>
          </table:table-cell>
          <table:table-cell table:number-columns-repeated="2" office:value-type="string">
            <text:p>Evaluation</text:p>
          </table:table-cell>
          <table:table-cell table:number-columns-repeated="2" office:value-type="string">
            <text:p>Reinforcement</text:p>
          </table:table-cell>
          <table:table-cell office:value-type="string">
            <text:p>Foraging</text:p>
          </table:table-cell>
          <table:table-cell office:value-type="string">
            <text:p>Security</text:p>
          </table:table-cell>
          <table:table-cell table:number-columns-repeated="3" office:value-type="string">
            <text:p>Camp</text:p>
          </table:table-cell>
          <table:table-cell office:value-type="string">
            <text:p>Anywhere</text:p>
          </table:table-cell>
          <table:table-cell office:value-type="string">
            <text:p>Camp</text:p>
          </table:table-cell>
          <table:table-cell table:number-columns-repeated="1008"/>
        </table:table-row>
        <table:table-row table:style-name="ro2">
          <table:table-cell office:value-type="string">
            <text:p>Primary Location</text:p>
          </table:table-cell>
          <table:table-cell office:value-type="string">
            <text:p>Mountain</text:p>
          </table:table-cell>
          <table:table-cell office:value-type="string">
            <text:p>Caves</text:p>
          </table:table-cell>
          <table:table-cell office:value-type="string">
            <text:p>Fields</text:p>
          </table:table-cell>
          <table:table-cell office:value-type="string">
            <text:p>Caves</text:p>
          </table:table-cell>
          <table:table-cell office:value-type="string">
            <text:p>Forest</text:p>
          </table:table-cell>
          <table:table-cell office:value-type="string">
            <text:p>Camp</text:p>
          </table:table-cell>
          <table:table-cell office:value-type="string">
            <text:p>Forest</text:p>
          </table:table-cell>
          <table:table-cell office:value-type="string">
            <text:p>Camp</text:p>
          </table:table-cell>
          <table:table-cell office:value-type="string">
            <text:p>Mountain</text:p>
          </table:table-cell>
          <table:table-cell office:value-type="string">
            <text:p>Fields</text:p>
          </table:table-cell>
          <table:table-cell table:number-columns-repeated="3" office:value-type="string">
            <text:p>n/a</text:p>
          </table:table-cell>
          <table:table-cell office:value-type="string">
            <text:p>Anywhere</text:p>
          </table:table-cell>
          <table:table-cell office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>
            <text:p>Secondary Location</text:p>
          </table:table-cell>
          <table:table-cell office:value-type="string">
            <text:p>Fields</text:p>
          </table:table-cell>
          <table:table-cell office:value-type="string">
            <text:p>Forest</text:p>
          </table:table-cell>
          <table:table-cell table:number-columns-repeated="2" office:value-type="string">
            <text:p>Mountain</text:p>
          </table:table-cell>
          <table:table-cell table:number-columns-repeated="2" office:value-type="string">
            <text:p>Caves</text:p>
          </table:table-cell>
          <table:table-cell office:value-type="string">
            <text:p>Camp</text:p>
          </table:table-cell>
          <table:table-cell office:value-type="string">
            <text:p>Fields</text:p>
          </table:table-cell>
          <table:table-cell office:value-type="string">
            <text:p>Camp</text:p>
          </table:table-cell>
          <table:table-cell office:value-type="string">
            <text:p>Forest</text:p>
          </table:table-cell>
          <table:table-cell table:number-columns-repeated="3" office:value-type="string">
            <text:p>n/a</text:p>
          </table:table-cell>
          <table:table-cell office:value-type="string">
            <text:p>Anywhere</text:p>
          </table:table-cell>
          <table:table-cell office:value-type="string">
            <text:p>n/a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11/21/2020</text:date>, <text:time>20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0M1S</meta:editing-duration>
    <meta:editing-cycles>16</meta:editing-cycles>
    <meta:generator>OpenOffice/4.1.7$Win32 OpenOffice.org_project/417m1$Build-9800</meta:generator>
    <dc:date>2020-11-21T20:53:45.54</dc:date>
    <meta:document-statistic meta:table-count="4" meta:cell-count="434" meta:object-count="0"/>
    <meta:user-defined meta:name="Info 1"/>
    <meta:user-defined meta:name="Info 2"/>
    <meta:user-defined meta:name="Info 3"/>
    <meta:user-defined meta:name="Info 4"/>
  </office:meta>
</office:document-meta>
</file>